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5.95cm" fo:min-width="3.4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5.65cm" fo:min-width="3.4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5.6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2cm"/>
    </style:style>
    <style:style style:name="gr6" style:family="graphic" style:parent-style-name="objectwithoutfill">
      <style:graphic-properties svg:stroke-color="#000000" draw:marker-start="Arrow_20_concave" draw:marker-start-width="0.3cm" draw:marker-end="Arrow_20_concave" draw:marker-end-width="0.3cm" draw:fill="solid" draw:textarea-vertical-align="middle"/>
    </style:style>
    <style:style style:name="gr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13" style:family="graphic" style:parent-style-name="objectwithoutfill">
      <style:graphic-properties draw:stroke="dash" draw:stroke-dash="Dashed_20__28_var_29_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15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16" style:family="graphic" style:parent-style-name="objectwithoutfill">
      <style:graphic-properties draw:stroke="dash" draw:stroke-dash="Dashed_20__28_var_29_"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45cm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5" style:family="graphic" style:parent-style-name="objectwithoutfill">
      <style:graphic-properties draw:stroke="dash" draw:stroke-dash="Dashed_20__28_var_29_" svg:stroke-width="0.106cm" svg:stroke-color="#ff0000" draw:marker-start-width="0.359cm" draw:marker-end-width="0.359cm" svg:stroke-opacity="25%" draw:fill="solid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draw:stroke="dash" draw:stroke-dash="Dashed_20__28_var_29_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2a6099" draw:marker-start-width="0.36cm" draw:marker-end-width="0.36cm" draw:fill="solid" draw:textarea-vertical-align="middle" fo:padding-top="0.179cm" fo:padding-bottom="0.179cm" fo:padding-left="0.304cm" fo:padding-right="0.304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fo:min-height="0.789cm"/>
    </style:style>
    <style:style style:name="gr30" style:family="graphic" style:parent-style-name="objectwithoutfill">
      <style:graphic-properties svg:stroke-width="0.106cm" svg:stroke-color="#16825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ea75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fo:min-height="1.18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9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Liberation Sans" fo:font-size="8pt" style:letter-kerning="true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style:letter-kerning="true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6.2cm" svg:x="2.4cm" svg:y="3.7cm">
          <text:p text:style-name="P1">t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5.9cm" svg:x="9.1cm" svg:y="0.2cm">
          <text:p text:style-name="P1">t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5.9cm" svg:x="16cm" svg:y="4cm">
          <text:p text:style-name="P1">t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5.9cm" svg:x="9.1cm" svg:y="7.8cm">
          <text:p text:style-name="P1">t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cm" svg:height="1.6cm" svg:x="2.8cm" svg:y="4.5cm">
          <text:p text:style-name="P3">r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2.8cm" svg:y="6.2cm">
          <text:p text:style-name="P3">r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2.8cm" svg:y="7.9cm">
          <text:p text:style-name="P3">r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9.5cm" svg:y="1cm">
          <text:p text:style-name="P3">r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9.5cm" svg:y="2.7cm">
          <text:p text:style-name="P3">r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16.4cm" svg:y="4.8cm">
          <text:p text:style-name="P3">r4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9.5cm" svg:y="1cm">
          <text:p text:style-name="P3">r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9.5cm" svg:y="8.6cm">
          <text:p text:style-name="P3">r3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0.7cm" svg:height="0.7cm" svg:x="6cm" svg:y="5cm">
          <text:p text:style-name="P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" draw:id="id3" draw:layer="layout" svg:width="0.7cm" svg:height="0.7cm" svg:x="6cm" svg:y="6.6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cm" svg:height="0.7cm" svg:x="4.1cm" svg:y="9.6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5" draw:text-style-name="P4" xml:id="id16" draw:id="id16" draw:layer="layout" svg:width="0.7cm" svg:height="0.7cm" svg:x="2cm" svg:y="6.7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" draw:id="id2" draw:layer="layout" svg:width="0.7cm" svg:height="0.7cm" svg:x="8.7cm" svg:y="2.3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0.7cm" svg:height="0.7cm" svg:x="12.7cm" svg:y="3.2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7cm" svg:height="0.7cm" svg:x="12.7cm" svg:y="1.4cm">
          <text:p text:style-name="P3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layout" svg:width="0.7cm" svg:height="0.7cm" svg:x="8.7cm" svg:y="9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0.7cm" svg:height="0.7cm" svg:x="12.7cm" svg:y="9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0.7cm" svg:height="0.7cm" svg:x="15.6cm" svg:y="5.2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0.7cm" svg:height="0.7cm" svg:x="15.6cm" svg:y="6.8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cm" svg:height="0.7cm" svg:x="19.7cm" svg:y="6.1cm">
          <text:p text:style-name="P3">13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cm" svg:height="0.7cm" svg:x="12.7cm" svg:y="11.2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cm" svg:height="0.7cm" svg:x="12.7cm" svg:y="12.4cm">
          <text:p text:style-name="P3">14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6.7cm" svg:y1="5.35cm" svg:x2="8.7cm" svg:y2="2.65cm" draw:start-shape="id1" draw:start-glue-point="1" draw:end-shape="id2" draw:end-glue-point="3" svg:d="M6700 5350l2000-2700" svg:viewBox="0 0 2001 2701">
          <text:p/>
        </draw:connector>
        <draw:connector draw:style-name="gr6" draw:text-style-name="P5" draw:layer="layout" draw:type="line" svg:x1="6.7cm" svg:y1="6.95cm" svg:x2="8.7cm" svg:y2="9.35cm" draw:start-shape="id3" draw:start-glue-point="1" draw:end-shape="id4" draw:end-glue-point="3" svg:d="M6700 6950l2000 2400" svg:viewBox="0 0 2001 2401">
          <text:p/>
        </draw:connector>
        <draw:connector draw:style-name="gr6" draw:text-style-name="P5" draw:layer="layout" draw:type="line" svg:x1="13.4cm" svg:y1="3.55cm" svg:x2="15.6cm" svg:y2="5.55cm" draw:start-shape="id5" draw:start-glue-point="1" draw:end-shape="id6" draw:end-glue-point="3" svg:d="M13400 3550l2200 2000" svg:viewBox="0 0 2201 2001">
          <text:p/>
        </draw:connector>
        <draw:connector draw:style-name="gr6" draw:text-style-name="P5" draw:layer="layout" draw:type="line" svg:x1="13.4cm" svg:y1="9.35cm" svg:x2="15.6cm" svg:y2="7.15cm" draw:start-shape="id7" draw:start-glue-point="1" draw:end-shape="id8" draw:end-glue-point="3" svg:d="M13400 9350l2200-2200" svg:viewBox="0 0 2201 2201">
          <text:p/>
        </draw:connector>
        <draw:custom-shape draw:style-name="gr4" draw:text-style-name="P6" xml:id="id9" draw:id="id9" draw:layer="layout" svg:width="3.1cm" svg:height="1.6cm" svg:x="2.8cm" svg:y="18.3cm">
          <text:p text:style-name="P1"><text:span text:style-name="T1">in_port: 1, out: 2</text:span></text:p>
          <text:p text:style-name="P1"><text:span text:style-name="T1">match: 1010xxxx</text:span></text:p>
          <text:p text:style-name="P1"><text:span text:style-name="T1">mask: NULL</text:span></text:p>
          <text:p text:style-name="P1"><text:span text:style-name="T1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1" draw:id="id11" draw:layer="layout" svg:width="3.1cm" svg:height="1.6cm" svg:x="2.8cm" svg:y="20cm">
          <text:p text:style-name="P7"><text:span text:style-name="T2">in_port: 1, out: 2</text:span></text:p>
          <text:p text:style-name="P7"><text:span text:style-name="T2">match: 10001x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2" draw:id="id12" draw:layer="layout" svg:width="3.1cm" svg:height="1.6cm" svg:x="2.8cm" svg:y="21.7cm">
          <text:p text:style-name="P7"><text:span text:style-name="T2">in_port: 1, 2, out: 3</text:span></text:p>
          <text:p text:style-name="P7"><text:span text:style-name="T2">match: 10xxxx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10" draw:id="id10" draw:layer="layout" svg:width="3.1cm" svg:height="1.6cm" svg:x="9.5cm" svg:y="16.5cm">
          <text:p text:style-name="P7"><text:span text:style-name="T2">in_port: 4, out: 5</text:span></text:p>
          <text:p text:style-name="P7"><text:span text:style-name="T2">match: 10xxxxxx</text:span></text:p>
          <text:p text:style-name="P7"><text:span text:style-name="T2">mask: 0110000</text:span></text:p>
          <text:p text:style-name="P1"><text:span text:style-name="T2">rw: 0110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4" draw:id="id14" draw:layer="layout" svg:width="3.1cm" svg:height="1.6cm" svg:x="16.4cm" svg:y="18.6cm">
          <text:p text:style-name="P7"><text:span text:style-name="T2">in_port: 8, out: 13</text:span></text:p>
          <text:p text:style-name="P7"><text:span text:style-name="T2">match: xxx010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18" draw:id="id18" draw:layer="layout" svg:width="3.1cm" svg:height="1.6cm" svg:x="9.5cm" svg:y="14.8cm">
          <text:p text:style-name="P7"><text:span text:style-name="T2">in_port: 4, out: 5, 11</text:span></text:p>
          <text:p text:style-name="P7"><text:span text:style-name="T2">match: 1011xxxx</text:span></text:p>
          <text:p text:style-name="P7"><text:span text:style-name="T2">mask: 00011000</text:span></text:p>
          <text:p text:style-name="P1"><text:span text:style-name="T2">rw: 00001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13" draw:id="id13" draw:layer="layout" svg:width="3.1cm" svg:height="1.6cm" svg:x="9.5cm" svg:y="22.4cm">
          <text:p text:style-name="P7"><text:span text:style-name="T2">in_port: 6, 7, 12 out: 7</text:span></text:p>
          <text:p text:style-name="P7"><text:span text:style-name="T2">match: 101xxxxx</text:span></text:p>
          <text:p text:style-name="P7"><text:span text:style-name="T2">mask: 00000111</text:span></text:p>
          <text:p text:style-name="P1"><text:span text:style-name="T2">rw: 00000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9" draw:layer="layout" draw:type="line" svg:x1="5.9cm" svg:y1="19.1cm" svg:x2="9.5cm" svg:y2="17.3cm" draw:start-shape="id9" draw:start-glue-point="1" draw:end-shape="id10" draw:end-glue-point="3" svg:d="M5900 19100l3600-1800" svg:viewBox="0 0 3601 1801">
          <text:p text:style-name="P3"><text:span text:style-name="T3">1010xxxx</text:span></text:p>
        </draw:connector>
        <draw:connector draw:style-name="gr13" draw:text-style-name="P9" draw:layer="layout" draw:type="line" svg:x1="5.9cm" svg:y1="20.8cm" svg:x2="9.5cm" svg:y2="17.3cm" draw:start-shape="id11" draw:end-shape="id10" draw:end-glue-point="3" svg:d="M5900 20800l3600-3500" svg:viewBox="0 0 3601 3501">
          <text:p text:style-name="P3"><text:span text:style-name="T3">10001xxx</text:span></text:p>
        </draw:connector>
        <draw:connector draw:style-name="gr13" draw:text-style-name="P9" draw:layer="layout" draw:type="line" svg:x1="5.9cm" svg:y1="22.5cm" svg:x2="9.5cm" svg:y2="23.2cm" draw:start-shape="id12" draw:start-glue-point="1" draw:end-shape="id13" draw:end-glue-point="3" svg:d="M5900 22500l3600 700" svg:viewBox="0 0 3601 701">
          <text:p text:style-name="P3"><text:span text:style-name="T3">101xxxxx</text:span></text:p>
        </draw:connector>
        <draw:connector draw:style-name="gr13" draw:text-style-name="P9" draw:layer="layout" draw:type="line" svg:x1="12.6cm" svg:y1="17.3cm" svg:x2="16.4cm" svg:y2="19.4cm" draw:start-shape="id10" draw:start-glue-point="1" draw:end-shape="id14" draw:end-glue-point="3" svg:d="M12600 17300l3800 2100" svg:viewBox="0 0 3801 2101">
          <text:p text:style-name="P3"><text:span text:style-name="T3">111010xx</text:span></text:p>
        </draw:connector>
        <draw:custom-shape draw:style-name="gr14" draw:text-style-name="P4" xml:id="id15" draw:id="id15" draw:layer="layout" svg:width="1.2cm" svg:height="1.2cm" svg:x="0cm" svg:y="6.45cm">
          <text:p text:style-name="P3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line" svg:x1="1.2cm" svg:y1="7.05cm" svg:x2="2cm" svg:y2="7.05cm" draw:start-shape="id15" draw:start-glue-point="10" draw:end-shape="id16" draw:end-glue-point="3" svg:d="M1200 7050h800" svg:viewBox="0 0 801 1">
          <text:p/>
        </draw:connector>
        <draw:custom-shape draw:style-name="gr14" draw:text-style-name="P4" xml:id="id17" draw:id="id17" draw:layer="layout" svg:width="1.2cm" svg:height="1.2cm" svg:x="0cm" svg:y="20.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.025cm" svg:y1="20.375cm" svg:x2="2.8cm" svg:y2="19.1cm" draw:start-shape="id17" draw:start-glue-point="11" draw:end-shape="id9" draw:end-glue-point="3" svg:d="M1025 20375l1775-1275" svg:viewBox="0 0 1776 1276">
          <text:p text:style-name="P3"><text:span text:style-name="T3">1010xxxx</text:span></text:p>
        </draw:connector>
        <draw:connector draw:style-name="gr13" draw:text-style-name="P9" draw:layer="layout" draw:type="line" svg:x1="1.2cm" svg:y1="20.8cm" svg:x2="2.8cm" svg:y2="20.8cm" draw:start-shape="id17" draw:start-glue-point="10" draw:end-shape="id11" draw:end-glue-point="3" svg:d="M1200 20800h1600" svg:viewBox="0 0 1601 1">
          <text:p text:style-name="P3"><text:span text:style-name="T3">10001xxx</text:span></text:p>
        </draw:connector>
        <draw:connector draw:style-name="gr13" draw:text-style-name="P9" draw:layer="layout" draw:type="line" svg:x1="1.025cm" svg:y1="21.225cm" svg:x2="2.8cm" svg:y2="22.5cm" draw:start-shape="id17" draw:start-glue-point="9" draw:end-shape="id12" draw:end-glue-point="3" svg:d="M1025 21225l1775 1275" svg:viewBox="0 0 1776 1276">
          <text:p text:style-name="P3"><text:span text:style-name="T3">10xxxxxx</text:span></text:p>
        </draw:connector>
        <draw:connector draw:style-name="gr16" draw:text-style-name="P5" draw:layer="layout" draw:type="curve" svg:x1="9.5cm" svg:y1="15.6cm" svg:x2="9.5cm" svg:y2="17.3cm" draw:start-shape="id18" draw:start-glue-point="3" draw:end-shape="id10" draw:end-glue-point="3" svg:d="M9500 15600c-751 0-751 1700 0 1700" svg:viewBox="0 0 564 1701">
          <text:p/>
        </draw:connector>
        <draw:frame draw:style-name="gr17" draw:text-style-name="P10" draw:layer="layout" svg:width="2cm" svg:height="0.7cm" svg:x="7.4cm" svg:y="15.2cm">
          <draw:text-box>
            <text:p><text:span text:style-name="T3">1011xxxx</text:span></text:p>
          </draw:text-box>
        </draw:frame>
        <draw:connector draw:style-name="gr16" draw:text-style-name="P5" draw:layer="layout" draw:type="curve" svg:x1="5.9cm" svg:y1="19.1cm" svg:x2="5.9cm" svg:y2="22.5cm" draw:start-shape="id9" draw:start-glue-point="1" draw:end-shape="id12" draw:end-glue-point="1" svg:d="M5900 19100c751 0 751 3400 0 3400" svg:viewBox="0 0 564 3401">
          <text:p/>
        </draw:connector>
        <draw:frame draw:style-name="gr17" draw:text-style-name="P10" draw:layer="layout" svg:width="2cm" svg:height="0.7cm" svg:x="6.3cm" svg:y="20.3cm">
          <draw:text-box>
            <text:p><text:span text:style-name="T3">1010xxxx</text:span></text:p>
          </draw:text-box>
        </draw:frame>
        <draw:connector draw:style-name="gr16" draw:text-style-name="P5" draw:layer="layout" draw:type="curve" svg:x1="5.9cm" svg:y1="20.8cm" svg:x2="5.9cm" svg:y2="22.5cm" draw:start-shape="id11" draw:start-glue-point="1" draw:end-shape="id12" draw:end-glue-point="1" svg:d="M5900 20800c751 0 751 1700 0 1700" svg:viewBox="0 0 564 1701">
          <text:p/>
        </draw:connector>
        <draw:frame draw:style-name="gr18" draw:text-style-name="P10" draw:layer="layout" svg:width="2.1cm" svg:height="0.645cm" svg:x="6.3cm" svg:y="21.4cm">
          <draw:text-box>
            <text:p><text:span text:style-name="T3">10001xxx</text:span></text:p>
          </draw:text-box>
        </draw:frame>
        <draw:custom-shape draw:style-name="gr4" draw:text-style-name="P6" xml:id="id19" draw:id="id19" draw:layer="layout" svg:width="3.1cm" svg:height="1.6cm" svg:x="2.8cm" svg:y="30.7cm">
          <text:p text:style-name="P1"><text:span text:style-name="T1">in_port: 1, out: 2</text:span></text:p>
          <text:p text:style-name="P1"><text:span text:style-name="T1">match: 1010xxxx</text:span></text:p>
          <text:p text:style-name="P1"><text:span text:style-name="T1">mask: NULL</text:span></text:p>
          <text:p text:style-name="P1"><text:span text:style-name="T1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21" draw:id="id21" draw:layer="layout" svg:width="3.1cm" svg:height="1.6cm" svg:x="2.8cm" svg:y="32.4cm">
          <text:p text:style-name="P7"><text:span text:style-name="T2">in_port: 1, out: 2</text:span></text:p>
          <text:p text:style-name="P7"><text:span text:style-name="T2">match: 10001x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xml:id="id22" draw:id="id22" draw:layer="layout" svg:width="3.1cm" svg:height="1.6cm" svg:x="2.8cm" svg:y="34.1cm">
          <text:p text:style-name="P7"><text:span text:style-name="T2">in_port: 1, 2, out: 3</text:span></text:p>
          <text:p text:style-name="P7"><text:span text:style-name="T2">match: 10xxxx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0" draw:id="id20" draw:layer="layout" svg:width="3.1cm" svg:height="1.6cm" svg:x="9.5cm" svg:y="28.9cm">
          <text:p text:style-name="P7"><text:span text:style-name="T2">in_port: 4, out: 5</text:span></text:p>
          <text:p text:style-name="P7"><text:span text:style-name="T2">match: 10xxxxxx</text:span></text:p>
          <text:p text:style-name="P7"><text:span text:style-name="T4">mask: </text:span><text:span text:style-name="T2">0110000</text:span></text:p>
          <text:p text:style-name="P1"><text:span text:style-name="T2">rw: 0110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4" draw:id="id24" draw:layer="layout" svg:width="3.1cm" svg:height="1.6cm" svg:x="16.4cm" svg:y="31cm">
          <text:p text:style-name="P7"><text:span text:style-name="T2">in_port: 8, out: 13</text:span></text:p>
          <text:p text:style-name="P7"><text:span text:style-name="T2">match: xxx010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3.1cm" svg:height="1.6cm" svg:x="9.5cm" svg:y="27.2cm">
          <text:p text:style-name="P7"><text:span text:style-name="T2">in_port: 4, out: 5, 11</text:span></text:p>
          <text:p text:style-name="P7"><text:span text:style-name="T2">match: 1011xxxx</text:span></text:p>
          <text:p text:style-name="P7"><text:span text:style-name="T4">mask: </text:span><text:span text:style-name="T2">00011000</text:span></text:p>
          <text:p text:style-name="P1"><text:span text:style-name="T2">rw: 00001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xml:id="id23" draw:id="id23" draw:layer="layout" svg:width="3.1cm" svg:height="1.6cm" svg:x="9.5cm" svg:y="34.8cm">
          <text:p text:style-name="P7"><text:span text:style-name="T2">in_port: 6, 7, 12 out: 7</text:span></text:p>
          <text:p text:style-name="P7"><text:span text:style-name="T2">match: 101xxxxx</text:span></text:p>
          <text:p text:style-name="P7"><text:span text:style-name="T4">mask: </text:span><text:span text:style-name="T2">00000111</text:span></text:p>
          <text:p text:style-name="P1"><text:span text:style-name="T2">rw: 00000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9" draw:layer="layout" draw:type="line" svg:x1="5.9cm" svg:y1="31.5cm" svg:x2="9.5cm" svg:y2="29.7cm" draw:start-shape="id19" draw:start-glue-point="1" draw:end-shape="id20" draw:end-glue-point="3" svg:d="M5900 31500l3600-1800" svg:viewBox="0 0 3601 1801">
          <text:p/>
        </draw:connector>
        <draw:connector draw:style-name="gr25" draw:text-style-name="P9" draw:layer="layout" draw:type="line" svg:x1="5.9cm" svg:y1="33.2cm" svg:x2="9.5cm" svg:y2="29.7cm" draw:start-shape="id21" draw:end-shape="id20" draw:end-glue-point="3" svg:d="M5900 33200l3600-3500" svg:viewBox="0 0 3601 3501">
          <text:p/>
        </draw:connector>
        <draw:connector draw:style-name="gr25" draw:text-style-name="P9" draw:layer="layout" draw:type="line" svg:x1="5.9cm" svg:y1="34.9cm" svg:x2="9.5cm" svg:y2="35.6cm" draw:start-shape="id22" draw:start-glue-point="1" draw:end-shape="id23" draw:end-glue-point="3" svg:d="M5900 34900l3600 700" svg:viewBox="0 0 3601 701">
          <text:p/>
        </draw:connector>
        <draw:connector draw:style-name="gr25" draw:text-style-name="P9" draw:layer="layout" draw:type="line" svg:x1="12.6cm" svg:y1="29.7cm" svg:x2="16.4cm" svg:y2="31.8cm" draw:start-shape="id20" draw:start-glue-point="1" draw:end-shape="id24" draw:end-glue-point="3" svg:d="M12600 29700l3800 2100" svg:viewBox="0 0 3801 2101">
          <text:p/>
        </draw:connector>
        <draw:custom-shape draw:style-name="gr14" draw:text-style-name="P4" xml:id="id25" draw:id="id25" draw:layer="layout" svg:width="1.2cm" svg:height="1.2cm" svg:x="0cm" svg:y="32.6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9" draw:layer="layout" draw:type="line" svg:x1="1.025cm" svg:y1="32.775cm" svg:x2="2.8cm" svg:y2="31.5cm" draw:start-shape="id25" draw:start-glue-point="11" draw:end-shape="id19" draw:end-glue-point="3" svg:d="M1025 32775l1775-1275" svg:viewBox="0 0 1776 1276">
          <text:p/>
        </draw:connector>
        <draw:connector draw:style-name="gr26" draw:text-style-name="P9" draw:layer="layout" draw:type="line" svg:x1="1.2cm" svg:y1="33.2cm" svg:x2="2.8cm" svg:y2="33.2cm" draw:start-shape="id25" draw:start-glue-point="10" draw:end-shape="id21" draw:end-glue-point="3" svg:d="M1200 33200h1600" svg:viewBox="0 0 1601 1">
          <text:p/>
        </draw:connector>
        <draw:connector draw:style-name="gr25" draw:text-style-name="P9" draw:layer="layout" draw:type="line" svg:x1="1.025cm" svg:y1="33.625cm" svg:x2="2.8cm" svg:y2="34.9cm" draw:start-shape="id25" draw:start-glue-point="9" draw:end-shape="id22" draw:end-glue-point="3" svg:d="M1025 33625l1775 1275" svg:viewBox="0 0 1776 1276">
          <text:p/>
        </draw:connector>
        <draw:path draw:style-name="gr27" draw:text-style-name="P5" draw:layer="layout" svg:width="3.268cm" svg:height="1.939cm" draw:transform="rotate (0.999375529691953) translate (0.799999993749396cm 32.799999995981cm)" svg:viewBox="0 0 3269 1940" svg:d="M0 0c1664 0 3269 1940 3269 1940">
          <text:p/>
        </draw:path>
        <draw:frame draw:style-name="gr18" draw:text-style-name="P10" draw:layer="layout" svg:width="2.8cm" svg:height="0.645cm" svg:x="0.1cm" svg:y="30.8cm">
          <draw:text-box>
            <text:p><text:span text:style-name="T3">(1010xxxx)</text:span></text:p>
          </draw:text-box>
        </draw:frame>
        <draw:path draw:style-name="gr28" draw:text-style-name="P5" draw:layer="layout" svg:width="6.752cm" svg:height="1.591cm" draw:transform="rotate (0.493928178314395) translate (4.19999999966105cm 31.0999999993705cm)" svg:viewBox="0 0 6753 1592" svg:d="M0 0c2953 0 6753 1592 6753 1592">
          <text:p/>
        </draw:path>
        <draw:frame draw:style-name="gr18" draw:text-style-name="P10" draw:layer="layout" svg:width="2.8cm" svg:height="0.645cm" svg:x="6cm" svg:y="29.055cm">
          <draw:text-box>
            <text:p><text:span text:style-name="T3">(1010xxxx)</text:span></text:p>
          </draw:text-box>
        </draw:frame>
        <draw:path draw:style-name="gr28" draw:text-style-name="P5" draw:layer="layout" svg:width="6.84cm" svg:height="1.744cm" draw:transform="rotate (-0.0226892802759269) translate (10.9cm 29.3cm)" svg:viewBox="0 0 6841 1745" svg:d="M0 0c4401 0 6841 1745 6841 1745">
          <text:p/>
        </draw:path>
        <draw:frame draw:style-name="gr29" draw:text-style-name="P10" draw:layer="layout" svg:width="2.8cm" svg:height="1.039cm" svg:x="14.2cm" svg:y="28.755cm">
          <draw:text-box>
            <text:p><text:span text:style-name="T3">(00101000) - (0001x111)</text:span></text:p>
          </draw:text-box>
        </draw:frame>
        <draw:path draw:style-name="gr30" draw:text-style-name="P5" draw:layer="layout" svg:width="4.089cm" svg:height="0.416cm" draw:transform="rotate (-0.0286233997327081) translate (1.01194053913794cm 32.7829538729158cm)" svg:viewBox="0 0 4090 417" svg:d="M0 417c3501 0 4090-417 4090-417">
          <text:p/>
        </draw:path>
        <draw:frame draw:style-name="gr18" draw:text-style-name="P10" draw:layer="layout" svg:width="2.8cm" svg:height="0.645cm" svg:x="0.8cm" svg:y="33.101cm">
          <draw:text-box>
            <text:p><text:span text:style-name="T3">(10001xxx)</text:span></text:p>
          </draw:text-box>
        </draw:frame>
        <draw:path draw:style-name="gr30" draw:text-style-name="P5" draw:layer="layout" svg:width="6.24cm" svg:height="1.184cm" draw:transform="rotate (0.679456677801392) translate (5.1cm 32.9cm)" svg:viewBox="0 0 6241 1185" svg:d="M0 0c3342 0 6241 1185 6241 1185">
          <text:p/>
        </draw:path>
        <draw:frame draw:style-name="gr18" draw:text-style-name="P10" draw:layer="layout" svg:width="2.8cm" svg:height="0.645cm" svg:x="7.9cm" svg:y="31.002cm">
          <draw:text-box>
            <text:p><text:span text:style-name="T3">(10001xxx)</text:span></text:p>
          </draw:text-box>
        </draw:frame>
        <draw:path draw:style-name="gr30" draw:text-style-name="P5" draw:layer="layout" svg:width="6.112cm" svg:height="1.366cm" draw:transform="rotate (-0.0713839664065692) translate (10.7000000040574cm 29.8999999432568cm)" svg:viewBox="0 0 6113 1367" svg:d="M0 0c4211 0 6113 1367 6113 1367">
          <text:p/>
        </draw:path>
        <draw:frame draw:style-name="gr29" draw:text-style-name="P10" draw:layer="layout" svg:width="2.8cm" svg:height="1.039cm" svg:x="12.8cm" svg:y="30.656cm">
          <draw:text-box>
            <text:p><text:span text:style-name="T3">(00001000) - (0001x111)</text:span></text:p>
          </draw:text-box>
        </draw:frame>
        <draw:path draw:style-name="gr31" draw:text-style-name="P5" draw:layer="layout" svg:width="3.46cm" svg:height="1.24cm" draw:transform="skewX (0.00279252680319084) rotate (-0.855036800552022) translate (1.63880733256459cm 32.6882124938659cm)" svg:viewBox="0 0 3461 1241" svg:d="M0 1241c1988 0 3461-1241 3461-1241">
          <text:p/>
        </draw:path>
        <draw:frame draw:style-name="gr18" draw:text-style-name="P10" draw:layer="layout" svg:width="2.8cm" svg:height="0.645cm" svg:x="0.2cm" svg:y="34.601cm">
          <draw:text-box>
            <text:p><text:span text:style-name="T3">(10xxxxxx)</text:span></text:p>
          </draw:text-box>
        </draw:frame>
        <draw:path draw:style-name="gr31" draw:text-style-name="P5" draw:layer="layout" svg:width="5.859cm" svg:height="0.732cm" draw:transform="skewX (-0.00261799387799149) rotate (0.0736528944341607) translate (3.9cm 35.3cm)" svg:viewBox="0 0 5860 733" svg:d="M0 0c4080 0 5860 733 5860 733">
          <text:p/>
        </draw:path>
        <draw:frame draw:style-name="gr32" draw:text-style-name="P10" draw:layer="layout" svg:width="2.8cm" svg:height="1.433cm" svg:x="5.8cm" svg:y="35.3cm">
          <draw:text-box>
            <text:p><text:span text:style-name="T3">(101xxxxx) – (1010xxxx + </text:span></text:p>
            <text:p><text:span text:style-name="T3"><text:s/></text:span><text:span text:style-name="T3">10001xxx)</text:span></text:p>
          </draw:text-box>
        </draw:frame>
        <draw:connector draw:style-name="gr13" draw:text-style-name="P9" draw:layer="layout" draw:type="line" svg:x1="12.6cm" svg:y1="15.6cm" svg:x2="16.4cm" svg:y2="19.4cm" draw:start-shape="id18" draw:start-glue-point="1" draw:end-shape="id14" draw:end-glue-point="3" svg:d="M12600 15600l3800 3800" svg:viewBox="0 0 3801 3801">
          <text:p text:style-name="P3"><text:span text:style-name="T3">101010xx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09:15:00.238512335</meta:creation-date>
    <dc:date>2019-08-15T12:25:58.526070873</dc:date>
    <meta:editing-duration>P6DT44M17S</meta:editing-duration>
    <meta:editing-cycles>87</meta:editing-cycles>
    <meta:generator>LibreOffice/6.2.5.2$Linux_X86_64 LibreOffice_project/20$Build-2</meta:generator>
    <meta:document-statistic meta:object-count="85"/>
  </office:meta>
</office:document-meta>
</file>